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7f9" officeooo:paragraph-rsid="000f47f9"/>
    </style:style>
    <style:style style:name="P2" style:family="paragraph" style:parent-style-name="Standard">
      <style:text-properties officeooo:paragraph-rsid="000f59fa"/>
    </style:style>
    <style:style style:name="P3" style:family="paragraph" style:parent-style-name="Standard">
      <style:text-properties officeooo:paragraph-rsid="000fa0b0"/>
    </style:style>
    <style:style style:name="P4" style:family="paragraph" style:parent-style-name="Standard">
      <style:text-properties officeooo:rsid="000ffbf6" officeooo:paragraph-rsid="000ffbf6"/>
    </style:style>
    <style:style style:name="P5" style:family="paragraph" style:parent-style-name="Standard">
      <style:text-properties officeooo:rsid="0012a2e6" officeooo:paragraph-rsid="0012a2e6"/>
    </style:style>
    <style:style style:name="P6" style:family="paragraph" style:parent-style-name="Standard">
      <style:text-properties officeooo:rsid="00192fdf" officeooo:paragraph-rsid="00192fdf"/>
    </style:style>
    <style:style style:name="P7" style:family="paragraph" style:parent-style-name="Standard">
      <style:text-properties officeooo:rsid="001af440" officeooo:paragraph-rsid="001af440"/>
    </style:style>
    <style:style style:name="P8" style:family="paragraph" style:parent-style-name="Standard">
      <style:text-properties officeooo:rsid="001be529" officeooo:paragraph-rsid="001be529"/>
    </style:style>
    <style:style style:name="P9" style:family="paragraph" style:parent-style-name="Standard">
      <style:text-properties officeooo:rsid="001d6908" officeooo:paragraph-rsid="001d6908"/>
    </style:style>
    <style:style style:name="P10" style:family="paragraph" style:parent-style-name="Standard">
      <style:text-properties officeooo:rsid="001de894" officeooo:paragraph-rsid="001de894"/>
    </style:style>
    <style:style style:name="P11" style:family="paragraph" style:parent-style-name="Standard">
      <style:text-properties officeooo:paragraph-rsid="001ee71c"/>
    </style:style>
    <style:style style:name="P12" style:family="paragraph" style:parent-style-name="Standard">
      <style:text-properties style:text-line-through-style="solid" style:text-line-through-type="single" officeooo:paragraph-rsid="001ee71c"/>
    </style:style>
    <style:style style:name="P13" style:family="paragraph" style:parent-style-name="Standard">
      <style:text-properties style:text-line-through-style="solid" style:text-line-through-type="single" officeooo:rsid="001ee71c" officeooo:paragraph-rsid="001ee71c"/>
    </style:style>
    <style:style style:name="P14" style:family="paragraph" style:parent-style-name="Standard">
      <style:text-properties style:text-line-through-style="solid" style:text-line-through-type="single" officeooo:paragraph-rsid="0020951f"/>
    </style:style>
    <style:style style:name="P15" style:family="paragraph" style:parent-style-name="Standard">
      <style:text-properties style:text-line-through-style="solid" style:text-line-through-type="single" officeooo:rsid="0022bb03" officeooo:paragraph-rsid="0023b75d"/>
    </style:style>
    <style:style style:name="P16" style:family="paragraph" style:parent-style-name="Standard">
      <style:text-properties officeooo:paragraph-rsid="0020951f"/>
    </style:style>
    <style:style style:name="P17" style:family="paragraph" style:parent-style-name="Standard">
      <style:text-properties officeooo:rsid="0017cf8a" officeooo:paragraph-rsid="0020951f"/>
    </style:style>
    <style:style style:name="P18" style:family="paragraph" style:parent-style-name="Standard">
      <style:text-properties officeooo:rsid="0022bb03" officeooo:paragraph-rsid="0022bb03"/>
    </style:style>
    <style:style style:name="P19" style:family="paragraph" style:parent-style-name="Standard">
      <style:text-properties officeooo:rsid="0022bb03" officeooo:paragraph-rsid="0023b75d"/>
    </style:style>
    <style:style style:name="P20" style:family="paragraph" style:parent-style-name="Standard">
      <style:text-properties officeooo:rsid="000ffbf6" officeooo:paragraph-rsid="000ffbf6"/>
    </style:style>
    <style:style style:name="P21" style:family="paragraph" style:parent-style-name="Standard">
      <style:text-properties officeooo:rsid="0023b75d" officeooo:paragraph-rsid="0023b75d"/>
    </style:style>
    <style:style style:name="T1" style:family="text">
      <style:text-properties officeooo:rsid="000f59fa"/>
    </style:style>
    <style:style style:name="T2" style:family="text">
      <style:text-properties officeooo:rsid="000fa0b0"/>
    </style:style>
    <style:style style:name="T3" style:family="text">
      <style:text-properties officeooo:rsid="00127aa3"/>
    </style:style>
    <style:style style:name="T4" style:family="text">
      <style:text-properties officeooo:rsid="0013fd5c"/>
    </style:style>
    <style:style style:name="T5" style:family="text">
      <style:text-properties officeooo:rsid="0015accc"/>
    </style:style>
    <style:style style:name="T6" style:family="text">
      <style:text-properties officeooo:rsid="0018a888"/>
    </style:style>
    <style:style style:name="T7" style:family="text">
      <style:text-properties officeooo:rsid="001ee71c"/>
    </style:style>
    <style:style style:name="T8" style:family="text">
      <style:text-properties officeooo:rsid="0020951f"/>
    </style:style>
    <style:style style:name="T9" style:family="text">
      <style:text-properties style:text-line-through-style="none" style:text-line-through-type="none" officeooo:rsid="0020951f"/>
    </style:style>
    <style:style style:name="T10" style:family="text">
      <style:text-properties officeooo:rsid="00226704"/>
    </style:style>
    <style:style style:name="T11" style:family="text">
      <style:text-properties officeooo:rsid="0024ca66"/>
    </style:style>
    <style:style style:name="T12" style:family="text">
      <style:text-properties officeooo:rsid="0025ed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ème graphique</text:p>
      <text:p text:style-name="P1"/>
      <text:p text:style-name="P2"><text:span text:style-name="T2">Couleur principale : </text:span><text:span text:style-name="T1">noir bleuté </text:span>#0f172a</text:p>
      <text:p text:style-name="P2"/>
      <text:p text:style-name="P3"><text:span text:style-name="T2">Couleur secondaire : ambre doré </text:span>#f59e0b <text:span text:style-name="T2">ou metallic gold #d3af37</text:span></text:p>
      <text:p text:style-name="P3"/>
      <text:p text:style-name="P5">Champs à remplier : gris #D9D9D9</text:p>
      <text:p text:style-name="P3"/>
      <text:p text:style-name="P4"><text:span text:style-name="T3">P</text:span>olice principale : merriweather</text:p>
      <text:p text:style-name="P4"/>
      <text:p text:style-name="P21">A faire : </text:p>
      <text:p text:style-name="P4"/>
      <text:p text:style-name="P19">Vérifier s'il y a d'autres bugs en testant l'histoire (probable)</text:p>
      <text:p text:style-name="P15">Ajouter et soustraire l'or lors des achats/récompenses, (fait)</text:p>
      <text:p text:style-name="P19">Ajouter une possibilité de mettre une musique d'ambiance par passages <text:span text:style-name="T11">(V2?)</text:span></text:p>
      <text:p text:style-name="P19">Ajouter des conditions d'options supplémentaires en fonction de certaines conditions (si class=mage alors possibilité d'option en plus) (fait à 50%)</text:p>
      <text:p text:style-name="P19">Soustraire la mana sur l'utilisation de sorts (fait à <text:span text:style-name="T11">50 % si V2</text:span>)</text:p>
      <text:p text:style-name="P19">Corriger le twine</text:p>
      <text:p text:style-name="P19">Refaire tous les commentaires <text:span text:style-name="T11">et tout le code </text:span>pour site propre et explications jury</text:p>
      <text:p text:style-name="P19">Faire tout le css (fait à 25%)</text:p>
      <text:p text:style-name="P19">Faire un HUD avec les PV, PM dispos <text:span text:style-name="T12">et or</text:span>.</text:p>
      <text:p text:style-name="P19">Ajouter un regex pour l’inscription.</text:p>
      <text:p text:style-name="P19">Ajouter un système pour décrire les sorts (inventaire?)</text:p>
      <text:p text:style-name="P19">Ajouter un effet visuel pour les options de classe ou d’équipement</text:p>
      <text:p text:style-name="P19">Ajouter un effet visuel pour lancer un sort ou faire une attaque. (V2?)</text:p>
      <text:p text:style-name="P19">Ajouter un système de confirmation de mail pour valider le compte. (V2?)</text:p>
      <text:p text:style-name="P19">Utiliser une div spécifique pour les dialoques Pnj avec police attitrée.</text:p>
      <text:p text:style-name="P19">Erreur de relocation de page pour les choix en manque d’or/ de mana à faire.</text:p>
      <text:p text:style-name="P19">Ajouter un dernier passage pour la v1 et implémenter le système de combat contre les gobelins."</text:p>
      <text:p text:style-name="P18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4T18:34:51.827212991</meta:creation-date>
    <dc:date>2026-02-23T19:42:18.781865665</dc:date>
    <meta:editing-duration>PT9H54M30S</meta:editing-duration>
    <meta:editing-cycles>22</meta:editing-cycles>
    <meta:generator>LibreOffice/24.2.7.2$Linux_X86_64 LibreOffice_project/420$Build-2</meta:generator>
    <meta:document-statistic meta:table-count="0" meta:image-count="0" meta:object-count="0" meta:page-count="1" meta:paragraph-count="23" meta:word-count="218" meta:character-count="1322" meta:non-whitespace-character-count="1126"/>
  </office:meta>
</office:document-meta>
</file>